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Frame_20_contents">
      <style:text-properties fo:color="#000000"/>
    </style:style>
    <style:style style:name="P3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style:font-name="Comic Sans MS" fo:font-size="20pt" style:font-size-asian="20pt" style:font-size-complex="20pt"/>
    </style:style>
    <style:style style:name="T2" style:family="text">
      <style:text-properties style:font-name="Comic Sans MS" fo:font-size="20pt" officeooo:rsid="00148a9f" style:font-size-asian="20pt" style:font-size-complex="20pt"/>
    </style:style>
    <style:style style:name="gr1" style:family="graphic" style:parent-style-name="Frame">
      <style:graphic-properties draw:stroke="solid" svg:stroke-width="0.018cm" svg:stroke-color="#000000" draw:fill="solid" draw:fill-color="#ffffff" draw:textarea-vertical-align="top" draw:auto-grow-height="false" fo:min-height="1.984cm" fo:min-width="22.162cm" fo:padding-top="0.127cm" fo:padding-bottom="0.127cm" fo:padding-left="0.254cm" fo:padding-right="0.254cm" fo:wrap-option="wrap" fo:margin-left="0.318cm" fo:margin-right="0.353cm" fo:margin-top="0cm" fo:margin-bottom="0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Text Box 1" draw:style-name="gr1" draw:text-style-name="P3" svg:width="22.669cm" svg:height="2.237cm" svg:x="-0.716cm" svg:y="11.262cm"><text:p text:style-name="P2"><text:span text:style-name="T1"><text:s/>style <text:s text:c="2"/>features <text:s text:c="3"/>Sci-fi <text:s text:c="4"/>stories <text:s text:c="5"/>special <text:s text:c="4"/>horror <text:s text:c="4"/>reader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Genre is the word we use to describe different styles of _</text:span><text:span text:style-name="T2">stories</text:span><text:span text:style-name="T1">_____. There are different features whch make a <text:s text:c="4"/>genre al. Some of these features might be special <text:s/>one genre, like space aliens in__sci-fi__, but others can be found in many genres, for example castles might feature in a __horror___ story or a fantasy story. Genre is important as it helps a reader____find new stories which they will enjoy as they will already </text:span><text:bookmark text:name="_GoBack"/><text:span text:style-name="T1">be familiar with the__sty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.54cm" fo:margin-bottom="2.54cm" fo:margin-left="2.54cm" fo:margin-right="2.54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2</meta:editing-cycles>
    <meta:creation-date>2020-05-19T14:02:00</meta:creation-date>
    <dc:date>2020-05-21T13:31:49.869511670</dc:date>
    <meta:editing-duration>PT23H1M25S</meta:editing-duration>
    <meta:generator>LibreOffice/6.0.7.3$Linux_X86_64 LibreOffice_project/00m0$Build-3</meta:generator>
    <meta:document-statistic meta:table-count="0" meta:image-count="0" meta:object-count="0" meta:page-count="1" meta:paragraph-count="2" meta:word-count="84" meta:character-count="533" meta:non-whitespace-character-count="42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